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0cm" style:auto-text-indent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line-height="150%" fo:text-indent="0.947cm" style:auto-text-indent="false"/>
      <style:text-properties fo:color="#800000" fo:font-size="12pt" style:font-size-asian="12pt" style:font-size-complex="12pt"/>
    </style:style>
    <style:style style:name="P3" style:family="paragraph" style:parent-style-name="Standard">
      <style:paragraph-properties fo:margin-left="0cm" fo:margin-right="0cm" fo:line-height="150%" fo:text-indent="0cm" style:auto-text-indent="false"/>
      <style:text-properties fo:color="#800000" fo:font-size="12pt" style:font-size-asian="12pt" style:font-size-complex="12pt"/>
    </style:style>
    <style:style style:name="P4" style:family="paragraph" style:parent-style-name="Standard">
      <style:paragraph-properties fo:margin-left="0cm" fo:margin-right="0cm" fo:line-height="150%" fo:text-indent="0.991cm" style:auto-text-indent="false"/>
      <style:text-properties fo:color="#800000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 wersja 0.4 )</text:p>
      <text:p text:style-name="P1"/>
      <text:p text:style-name="P1">Słowniczek:</text:p>
      <text:p text:style-name="P3"/>
      <text:p text:style-name="P4">Registrar -</text:p>
      <text:p text:style-name="P4">Makefile – to plik skryptu kompilacji dla programu make (autotools).</text:p>
      <text:p text:style-name="P4">Node - </text:p>
      <text:p text:style-name="P4">RSS – Resident Set Size – część (porcja) pamięci procesu, która rezyduje w pamięci RAM (POSIX).</text:p>
      <text:p text:style-name="P2">SIGSEGV – sygnał systemów POSIX (tutaj systemu Linux), mający zazwyczaj kod 11: oznaczający błąd segmentacji.</text:p>
      <text:p text:style-name="P2">STL – Standard Template Library – czyli standardowa biblioteka szablonów C++ dostarczana z kompilatorem, jest częścią standardu C++.</text:p>
      <text:p text:style-name="P2">IDE – Zintegrowane środowisko developerskie</text:p>
      <text:p text:style-name="P2">WYSIWYG – Od Angielskiego „What You See Is What You Get”.</text:p>
      <text:p text:style-name="P2">parser – analizator składniowy, czyli program/ narzędzie/ biblioteka mająca na celu dokonanie analizy poprawności gramatycznej danych wejściowych na podstawie określonych reguł i struktur (zazwyczaj konkretnego języka)</text:p>
      <text:p text:style-name="P2">GPL – Gnu Public License</text:p>
      <text:p text:style-name="P2">LGPL – Limited Gnu Public License</text:p>
      <text:p text:style-name="P2">UNIX – system operacyjny napisany w 1969 roku, stał się wzorem dla twórców innych systemów takich jak np. Linux, BSD czy Mac OSX</text:p>
      <text:p text:style-name="P2">GUI – graficzny interfejs użytkownika, oferuje możliwość przedstawienia programu w postaci graficznej (okienkowej)</text:p>
      <text:p text:style-name="P2">portowalność – możliwość uruchamiania/ pisania aplikacji jednakowo działających/ kompilowalnych, niezależnie od systemu operacyjnego</text:p>
      <text:p text:style-name="P2">adres nieroutowalny – adres IP który jest pomijany przy routingu w sieci Internet (np. sieci <text:s/>192.168.0.0 czy 10.0.0.0), mający zastosowanie w tworzeniu sieci lokalnych LAN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8-10T13:09:02</meta:creation-date>
    <dc:date>2008-08-22T15:29:54</dc:date>
    <meta:editing-cycles>16</meta:editing-cycles>
    <meta:editing-duration>PT53M7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1" meta:paragraph-count="17" meta:word-count="176" meta:character-count="1369"/>
  </office:meta>
</office:document-meta>
</file>